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Add<text:s/>“vector&lt;string&gt; &amp;listOfIDs,<text:s/>string newLayerID, string newObjectID”<text:s/>to all constructors.</text:p>
      <text:p text:style-name="Standard">-Update layerID in objects after cloning.</text:p>
      <text:p text:style-name="Standard">-Remember to update objectID in modules after cloning.</text:p>
      <text:p text:style-name="Standard">-Destroy<text:s/>createListOfUniqueIDs().</text:p>
      <text:p text:style-name="Standard">-Implement “set” instruction – assigning the value of the right operand to the left operand.</text:p>
      <text:p text:style-name="Standard">-Implement special functions: adding, deleting,<text:s/></text:p>
      <text:p text:style-name="Standard">-Killing entities: set “deleted” variable to true, all events will ignore these entities, remove “deleted” entities after finishing current event instructions.</text:p>
      <text:p text:style-name="Standard">-Adding entities: push all new entities to a virtual stack, modify this virtual stack if needed and in the end push the virtual stack onto the real Objects stack.</text:p>
      <text:p text:style-name="Standard">-Implement dynamic adding and deleting objects and their modules.<text:s/></text:p>
      <text:p text:style-name="Standard">-Implement operation execution.</text:p>
      <text:p text:style-name="Standard">-Implement dynamic variables.</text:p>
      <text:p text:style-name="Standard">-When changing amount of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text:s/><text:soft-page-break/>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soft-page-break/>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8-08T19:12:00Z</dc:date>
    <meta:template xlink:href="Normal.dotm" xlink:type="simple"/>
    <meta:editing-cycles>481</meta:editing-cycles>
    <meta:editing-duration>PT444720S</meta:editing-duration>
    <meta:document-statistic meta:page-count="5" meta:paragraph-count="22" meta:word-count="1703" meta:character-count="11392" meta:row-count="80" meta:non-whitespace-character-count="9711"/>
  </office:meta>
</office:document-meta>
</file>